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T18" style:parent-style-name="instrukce" style:family="text">
      <style:text-properties style:use-window-font-color="true"/>
    </style:style>
    <style:style style:name="T19" style:parent-style-name="instrukce" style:family="text">
      <style:text-properties style:use-window-font-color="true"/>
    </style:style>
    <style:style style:name="T20" style:parent-style-name="instrukce" style:family="text">
      <style:text-properties style:use-window-font-color="true"/>
    </style:style>
    <style:style style:name="T21" style:parent-style-name="instrukce" style:family="text">
      <style:text-properties style:use-window-font-color="true"/>
    </style:style>
    <style:style style:name="P22" style:parent-style-name="Číslovanýseznam" style:family="paragraph">
      <style:paragraph-properties fo:margin-left="0.3937in" fo:text-indent="-0.3937in">
        <style:tab-stops>
          <style:tab-stop style:type="left" style:position="0in"/>
        </style:tab-stops>
      </style:paragraph-properties>
    </style:style>
    <style:style style:name="P23" style:parent-style-name="Číslovanýseznam" style:family="paragraph">
      <style:paragraph-properties fo:margin-left="0.3937in" fo:text-indent="-0.3937in">
        <style:tab-stops>
          <style:tab-stop style:type="left" style:position="0in"/>
        </style:tab-stops>
      </style:paragraph-properties>
    </style:style>
    <style:style style:name="P24" style:parent-style-name="Základnítext" style:family="paragraph">
      <style:text-properties fo:background-color="#FFFF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text:s/>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K106 9/2018</text:p>
            <text:p text:style-name="Normální">KVOP-4704/2018</text:p>
            <text:p text:style-name="Normální">30. 01. 2018</text:p>
            <text:p text:style-name="Normální"/>
            <text:p text:style-name="Normální"/>
            <text:p text:style-name="Normální"/>
            <text:p text:style-name="Normální"/>
            <text:p text:style-name="Normální"/>
          </table:table-cell>
          <table:table-cell table:style-name="TableCell16">
            <text:p text:style-name="Normální"><text:s text:c="5"/></text:p>
            <text:p text:style-name="Normální"><text:s text:c="5"/></text:p>
            <text:p text:style-name="Normální">Vážený pan</text:p>
            <text:p text:style-name="Normální">Z. H.</text:p>
            <text:p text:style-name="P17">do vlastních rukou</text:p>
            <text:p text:style-name="Normální"/>
            <text:p text:style-name="Normální">Vážený pan</text:p>
            <text:p text:style-name="Normální"><text:span text:style-name="T18">B</text:span><text:span text:style-name="T19">.</text:span><text:span text:style-name="T20"><text:s/>H</text:span><text:span text:style-name="T21">.</text:span></text:p>
            <text:p text:style-name="Normální"><text:span text:style-name="Silné">do vlastních rukou</text:span></text:p>
            <text:p text:style-name="Normální"/>
            <text:p text:style-name="Normální"/>
          </table:table-cell>
        </table:table-row>
      </table:table>
      <text:h text:style-name="Nadpis1" text:outline-level="1">Sdělení o poskytnutí informace a rozhodnutí o částečném odmítnutí žádosti</text:h>
      <text:p text:style-name="Základnítext">Vážený pane Z.<text:s/>a B.<text:s/>H.,</text:p>
      <text:p text:style-name="Základnítext">dne 23. 1. 2018 byla do Kanceláře veřejného ochránce práv doručena Vaše žádost podle zákona č. 106/1999 Sb., o svobodném přístupu k informacím, ve znění pozdějších předpisů, kterou žádáte o:</text:p>
      <text:list text:style-name="LFO4" text:continue-numbering="true">
        <text:list-item>
          <text:p text:style-name="P22">informaci<text:s/>v jakém stádiu šeření se nachází podnět evidovaný<text:s/>pod sp. zn. 3063/2017/VOP/PL, kterým jste se<text:s/>v minulém roce obrátili<text:s/>na veřejnou ochránkyni práv,<text:s/>ve věci poskytnutí vybraných písemností<text:s/>ze správního spisu, který vede Letecká amatérská asociace,<text:s/>a Vaše podání<text:s/>ze dne 19. 6. 2017<text:s/>a 11. 7. 2017, kterými jste si stěžovali na postup Ministerstva dopravy, a podání<text:s/>ze dne 16. 10. 2017, kterým<text:s/>Z.<text:s/>H.<text:s/>žádal<text:s/>o prošetření postupu Policie České republiky<text:s/>při vyšetřování nehody vzletu letounu<text:s/>z dubna 2014.</text:p>
        </text:list-item>
        <text:list-item>
          <text:p text:style-name="P23">poskytnutí kopií písemností, které<text:s/>v reakci<text:s/>na probíhající šetření případu (provozování letecké činnosti<text:s/>u našich<text:s/>pozemků) veřejnému ochránci práv<text:s/>v minulosti adresoval F.<text:s/>Z., bytem<text:s/>....</text:p>
        </text:list-item>
      </text:list>
      <text:p text:style-name="Základnítext">Ve smyslu zákona o svobodném přístupu k informacím,<text:s/><text:span text:style-name="Silné">se poskytují níže uvedené informace</text:span>:</text:p>
      <text:p text:style-name="Základnítext">K bodu<text:s/>č. 1</text:p>
      <text:p text:style-name="Základnítext">Vaše podání,<text:s/>kterým jste ministru dopravy sdělovali<text:s/>svůj nesouhlas<text:s/>s vyřízením žádosti<text:s/>o poskytnutí informací<text:s/>ze správního spisu Letecké amatérské asociace, zaslané<text:s/>veřejné ochránkyni práv<text:s/>na vědomí, byl dne 15. 5. 2017 evidován<text:s/>pod sp. zn.: 3063/2017/VOP/PL. Dne 24. 5. 2017 byl<text:s/>v této věci<text:s/>kontaktován Mgr. Kamil Rudolecký, náměstek<text:s/>pro řízení sekce infrastruktury, civilní letectví<text:s/>a kosmických aktivit Ministerstva dopravy<text:s/>(dále jen „ministerstvo“), a požádán, aby ministerstvo reagovalo<text:s/>na Vaše podání (ministerstvo rozhodlo<text:s/>o Vašem odvolání dne 6. 6. 2017, téhož dne<text:s/>se<text:s/>jmenovaný náměstek<text:s/>k problematice,<text:s/>na niž jste upozorňovali, písemně<text:s/>vyjádřil).<text:s/>Dopisem<text:s/>ze dne 25. 5. 2017 jsem Vám doporučila, abyste vyčkali na to, zda<text:s/>Vámi oslovený<text:s/>ministr dopravy odstraní namítanou nečinnost<text:s/>a informovala jsem Vás, že<text:s/>se na ochránkyni můžete obrátit novým podnětem, nebudete-li<text:s/>s odpovědí (postupem ministerstva)<text:s/>souhlasit. Tím byl Váš podnět sp. zn.: 3063/2017/VOP/PL uzavřen.</text:p>
      <text:soft-page-break/>
      <text:p text:style-name="Základnítext">Na ochránkyni jste se poté obrátili dne 20. 6. 2017 s tím, že s postupem ministerstva nesouhlasíte. Toto podání bylo zaevidováno jako nový podnět sp. zn.: 3990/2017/VOP/PL. Do tohoto spisu byly dále zaevidovány všechny Vaše následující písemnosti, které jste ochránkyni zaslali. Celkem jde o 9 doplnění podnětu (včetně doplnění ze dne ze dne<text:s/>19. 6. 2017,<text:s/>11. 7. 2017<text:s/>a 16. 10. 2017, které v žádosti přímo zmiňujete).</text:p>
      <text:p text:style-name="Základnítext">Informuji Vás, že po analýze předložených dokladů a zhodnocení postupu ministerstva, bude počátkem měsíce února 2018 ministr dopravy v rámci šetření podnětu dle § 15 odst. 2 zákona č. 349/1999 Sb., o veřejném ochránci práv, ve znění pozdějších předpisů, požádán, aby se k postupu<text:span text:style-name="Značkapozn.podčarou"><text:note text:note-class="footnote" text:id="_ftn0"><text:note-citation>1</text:note-citation><text:note-body><text:p text:style-name="Textpozn.podčarou"><text:s/>Jak<text:s/>k postupu při<text:s/>vyřizování Vašich žádostí o poskytnutí informací, tak<text:s/>k činnosti ministerstva ve věci užívání<text:s/>plochy určené k vzletům a přistáním, která sousedí s Vašimi pozemky.<text:s text:c="14"/></text:p></text:note-body></text:note></text:span><text:s/>ministerstva vyjádřil. S ohledem na lhůtu poskytnutou ministru dopravy pro vyjádření, předpokládám, že zjištění, vyplývající z šetření Vašeho podnětu, budou k dispozici nejdříve v měsíci březnu 2018.</text:p>
      <text:p text:style-name="Základnítext">K bodu<text:s/>č. 2</text:p>
      <text:p text:style-name="Základnítext">Tuto informaci nelze poskytnout, blíže viz rozhodnutí<text:s/>o odmítnutí informací.</text:p>
      <text:p text:style-name="Základnítext"><text:span text:style-name="Silné">Současně</text:span></text:p>
      <text:p text:style-name="Základnítext"><text:span text:style-name="Silné">vydává Kancelář veřejného ochránce práv</text:span><text:s/>jako povinný subjekt dle ustanovení § 2 odst. 1 zákona č. 106/1999 Sb., o svobodném přístupu k informacím, ve znění pozdějších předpisů, a současně jako osoba pověřená v souladu s ustanovením § 25 odst. 2 zákona č. 349/1999 Sb., o veřejném ochránci práv, ve znění pozdějších předpisů, veřejným ochráncem práv k plnění povinností veřejného ochránce práv podle zákona o svobodném přístupu k informacím, v souladu s ustanovením § 15 a ustanovením § 20 odst. 4 písm. a) zákona o svobodném přístupu k informacím, ve spojení s ustanovením § 67 a násl. zákona č. 500/2004 Sb., správní řád, ve znění pozdějších předpisů toto</text:p>
      <text:h text:style-name="Nadpis1" text:outline-level="1">rozhodnutí,</text:h>
      <text:p text:style-name="Základnítext">kterým se podle ustanovení<text:s/>§ 8a<text:s/>zákona<text:s/>o svobodném přístupu<text:s/>k informacím<text:s/><text:span text:style-name="Silné">odmítá</text:span><text:s/>žádost pana Z.<text:s/>H., nar.<text:s/>…, bytem<text:s/>…<text:s/>a pana B.<text:s/>H., bytem<text:s/>…, nar.<text:s/>…,<text:s/>ze dne 23. 1. 2018, v <text:span text:style-name="Silné">části<text:s/></text:span>týkající se poskytnutí kopií písemností, které<text:s/>v reakci<text:s/>na probíhající šetření případu (provozování letecké činnosti<text:s/>u našich pozemků) veřejnému ochránci práv<text:s/>v minulosti adresoval F.<text:s/>Z., bytem<text:s/>….</text:p>
      <text:h text:style-name="Nadpis1" text:outline-level="1">Odůvodnění</text:h>
      <text:p text:style-name="Základnítext">Dne 23. 1. 2018 se<text:s/>na veřejnou ochránkyni práv obrátili Z.<text:s/>H.<text:s/>a B.<text:s/>H.<text:s/>s žádostí<text:s/>o poskytnutí informací<text:s/>podle zákona o svobodném přístupu k informacím.</text:p>
      <text:p text:style-name="Základnítext">Požadovali mimo jiné následující informaci:</text:p>
      <text:p text:style-name="Základnítext">Poskytnutí kopií písemností, které<text:s/>v reakci<text:s/>na probíhající šetření případu (provozování letecké činnosti<text:s/>u našich<text:s/>pozemků) veřejnému ochránci práv<text:s/>v minulosti adresoval F.<text:s/>Z., bytem<text:s/>….</text:p>
      <text:soft-page-break/>
      <text:p text:style-name="Základnítext">V souladu s ustanovením § 8a<text:s/>zákona<text:s/>o svobodném přístupu<text:s/>k informacím<text:s/>byla žádost odmítnuta, z důvodu ochrany<text:s/>osobních údajů<text:s/>F.<text:s/>Z.<text:s/>Osobní údaje je totiž podle ustanovení<text:s/>§ 8a zákona<text:s/>o svobodném přístupu<text:s/>k informacím možné poskytnout jen<text:s/>v souladu<text:s/>s právními předpisy, upravujícími jejich ochranu, tj. zákonem<text:s/>č. 101/2000 Sb.,<text:s/>o ochraně osobních údajů<text:s/>a o změně některých zákonů,<text:s/>ve znění pozdějších předpisů.</text:p>
      <text:p text:style-name="Základnítext">Podle ustanovení<text:s/>§ 4 písm. a) zákona<text:s/>o ochraně osobních údajů se osobním údajem rozumí<text:s/>„jakákoliv informace týkající se určeného nebo určitelného subjektu údajů. Subjekt údajů se považuje<text:s/>za určený nebo určitelný, jestliže lze subjekt údajů přímo či nepřímo identifikovat zejména<text:s/>na základě čísla, kódu nebo jednoho či více prvků, specifických<text:s/>pro jeho fyzickou, fyziologickou, psychickou, ekonomickou, kulturní nebo sociální identitu".</text:p>
      <text:p text:style-name="Základnítext">K problematice osobních údajů<text:s/>a jejich vymezení se vyjadřuje<text:s/>i odborná literatura (Kučerová, A., Nováková, L., Foldová, V., Nonnemann, F., Pospíšil, D.: Zákon<text:s/>o ochraně osobních údajů. Komentář. 1. vydání. Praha: C. H. Beck, 2012, s. 48<text:s/>a násl.), podle které "zbylá část definice pojmu osobní údaj odpovídá záměru evropského<text:s/>i českého zákonodárce pojem osobní údaj uchopit co nejšířeji, aby zahrnovala veškeré informace<text:s/>o určitém či určitelném jednotlivci. Nejedná se tedy pouze<text:s/>o identifikační údaje, tedy údaje,<text:s/>na jejichž základě můžeme danou osobu odlišit<text:s/>od osob jiných, jak je někdy nesprávně vykládáno, ale skutečně<text:s/>o všechny, byť zdánlivě banální či nekonkrétní skutečnosti<text:s/>a informace, které se týkají přímo či nepřímo určené nebo určitelné fyzické osoby. Jinými slovy pokud je osoba, která informací disponuje, schopna ji přiřadit<text:s/>ke konkrétnímu člověku, potom se<text:s/>o osobní údaj jedná."</text:p>
      <text:p text:style-name="Základnítext">Žadatelé<text:s/>se zajímají o to, jaké informace<text:s/>F.<text:s/>Z.<text:s/>veřejnému ochránci práv sdělil.<text:s/>Vzhledem<text:s/>k tomu, že<text:s/><text:span text:style-name="Silné">žadatelé určili subjekt údajů (F</text:span><text:span text:style-name="Silné">.</text:span><text:span text:style-name="Silné"><text:s/>Z</text:span><text:span text:style-name="Silné">.</text:span><text:span text:style-name="Silné">), je možné jakoukoliv informaci, která se ho týká, včetně informace</text:span><text:span text:style-name="Silné"><text:s/>o </text:span><text:span text:style-name="Silné">tom, zda se obracel</text:span><text:span text:style-name="Silné"><text:s/>na </text:span><text:span text:style-name="Silné">ochránce, považovat</text:span><text:span text:style-name="Silné"><text:s/>za </text:span><text:span text:style-name="Silné">jeho osobní údaj</text:span>.</text:p>
      <text:p text:style-name="Základnítext">Při rozhodování<text:s/>o žádosti žadatelů<text:s/><text:span text:style-name="Silné">bylo zkoumáno splnění podmínky "nezbytnosti omezení základního práva</text:span><text:span text:style-name="Silné"><text:s/>a </text:span><text:span text:style-name="Silné">svobody jednotlivce</text:span><text:span text:style-name="Silné"><text:s/>v </text:span><text:span text:style-name="Silné">demokratické<text:s/></text:span><text:span text:style-name="Silné">společnosti"</text:span><text:s/>dle článku 17 odst. 4 Listiny základních práv<text:s/>a svobod (dále jen "Listina").<text:s/>Na jedné straně totiž existuje právo žadatelů na informace podle čl. 17 Listiny, jehož hlavním smyslem je vytvořit podmínky<text:s/>pro výkon veřejné kontroly.<text:s/>Na druhé straně právo<text:s/>na soukromí<text:s/>F.<text:s/>Z.<text:s/>před neoprávněným shromažďováním, zveřejňováním nebo jiným zneužíváním údajů<text:s/>o své osobě podle čl. 10 Listiny.</text:p>
      <text:p text:style-name="Základnítext">S tím souvisí<text:s/><text:span text:style-name="Silné">povinnost poskytovat<text:s/></text:span>podle zákona<text:s/>o svobodném přístupu<text:s/>k informacím<text:s/><text:span text:style-name="Silné">pouze informac</text:span><text:span text:style-name="Silné">e</text:span><text:span text:style-name="Silné">, vztahujících se</text:span><text:span text:style-name="Silné"><text:s/>k </text:span><text:span text:style-name="Silné">působnosti ochránce</text:span>,<text:s/><text:span text:style-name="Silné">nikoli<text:s/></text:span>informace, které vznikly bez použití veřejných prostředků, a které byly ochránci předány osobou, jíž zákon takovou povinnost neukládá, což je typicky příklad<text:s/><text:span text:style-name="Silné">informací poskytnutých osobami, které se svými podněty</text:span><text:span text:style-name="Silné"><text:s/>na </text:span><text:span text:style-name="Silné">veřejného ochránce práv obrac</text:span><text:span text:style-name="Silné">í</text:span>.<text:span text:style-name="Značkapozn.podčarou"><text:note text:note-class="footnote" text:id="_ftn1"><text:note-citation>2</text:note-citation><text:note-body><text:p text:style-name="Textpozn.podčarou"><text:s/>Dle § 11 odst. 2 písm. a) a odst. 3 zákona o svobodném přístupu k informacím:</text:p><text:p text:style-name="Textpozn.podčarou">povinný subjekt informaci neposkytne, pokud<text:s/>jde o informaci vzniklou bez použití veřejných prostředků, která byla předána osobou, jíž takovouto povinnost zákon neukládá, pokud nesdělila, že s poskytnutím informace souhlasí;</text:p><text:p text:style-name="Textpozn.podčarou">informace, které získal povinný subjekt od třetí osoby při plnění úkolů v rámci kontrolní, dozorové, dohledové nebo obdobné činnosti prováděné na základě zvláštního právního předpisu,<text:s/>podle kterého se na ně vztahuje povinnost mlčenlivosti anebo jiný postup chránící je před zveřejněním nebo zneužitím, se neposkytují. Povinný subjekt poskytne pouze ty informace, které při plnění těchto úkolů vznikly jeho činností.</text:p></text:note-body></text:note></text:span></text:p>
      <text:soft-page-break/>
      <text:p text:style-name="Základnítext"><text:span text:style-name="Silné">Po</text:span><text:s/><text:span text:style-name="Silné">provedení</text:span><text:s/>požadovaného<text:s/><text:span text:style-name="Silné">testu proporcionality</text:span><text:s/>spočívajícího<text:s/>v poměřování<text:s/>informací, které poskytnout lze<text:s/>a které nikoliv, pomocí kritéria vhodnosti, kritéria potřebnosti<text:s/>a kritéria přiměřenosti,<text:s/><text:span text:style-name="Silné">převážilo právo</text:span><text:span text:style-name="Silné"><text:s/>na </text:span><text:span text:style-name="Silné">ochranu soukromí</text:span><text:s/>F.<text:s/>Z.<text:s/>Proto žadatelům<text:s/><text:span text:style-name="Silné">není možné poskytnout</text:span><text:s/>osobní údaj –<text:s/><text:span text:style-name="Silné">informaci</text:span><text:span text:style-name="Silné"><text:s/></text:span>o tom, zda se F.<text:s/>Z.<text:s/>na veřejného ochránce práv obracel, zda reagoval přímo na podněty žadatelů, a případně jim poskytnout kopie písemností zaslaných F.<text:s/>Z.</text:p>
      <text:p text:style-name="Základnítext"><text:span text:style-name="Silné">Účelem</text:span><text:s/>a smyslem zákona<text:s/>o svobodném přístupu<text:s/>k informacím<text:s/><text:span text:style-name="Silné">je umožnit</text:span><text:s/>veřejnosti co nejširší<text:s/><text:span text:style-name="Silné">kontrolu</text:span><text:s/>veřejné moci,<text:s/><text:span text:style-name="Silné">nikoli<text:s/></text:span>umožnit<text:s/><text:span text:style-name="Silné">získávání</text:span><text:s/>či shromažďování<text:s/><text:span text:style-name="Silné">informací</text:span><text:span text:style-name="Silné"><text:s/></text:span>o<text:span text:style-name="Silné"> </text:span>jiných fyzických či právnických osobách, zvláště<text:s/><text:span text:style-name="Silné">pokud mají povahu osobního údaje</text:span>.</text:p>
      <text:p text:style-name="Základnítext">Veškeré ostatní požadované informace byly žadatelům poskytnuty a doručeny spolu s tímto rozhodnutím.</text:p>
      <text:h text:style-name="Nadpis1" text:outline-level="1">Poučení</text:h>
      <text:p text:style-name="Základnítext">Proti tomuto rozhodnutí lze v souladu s ustanovením § 16 zákona o svobodném přístupu k informacím a v souladu se Zásadami pro poskytování informací Kanceláří veřejného ochránce práv (viz<text:s/><text:span text:style-name="Hypertextovýodkaz">www.ochrance.cz</text:span>), podat ve lhůtě 15 dnů od jeho doručení odvolání k vedoucímu Kanceláře veřejného ochránce práv prostřednictvím ředitelky právní sekce Kanceláře veřejného ochránce práv.</text:p>
      <text:p text:style-name="Základnítext"/>
      <text:p text:style-name="Základnítext"/>
      <text:p text:style-name="podpis">Mgr. Petra Zdražilová</text:p>
      <text:p text:style-name="podpis">ředitelka právní sekce</text:p>
      <text:p text:style-name="P24"/>
      <text:p text:style-name="Normální"/>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style>
    <style:style style:name="kubikova" style:display-name="kubikova" style:family="text">
      <style:text-properties style:font-name="Trebuchet MS" fo:color="#808000" fo:font-size="11pt" style:font-size-asian="11pt" style:text-underline-type="none"/>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omplex="Times New Roman"/>
    </style:style>
    <style:style style:name="WW_CharLFO3LVL1" style:family="text">
      <style:text-properties style:font-name-complex="Times New Roman"/>
    </style: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omplex="Times New Roman"/>
    </style:style>
    <style:style style:name="WW_CharLFO5LVL1" style:family="text">
      <style:text-properties style:font-name-complex="Times New Roman"/>
    </style:style>
    <style:style style:name="WW_CharLFO6LVL1"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color="#808080"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name="Calibri" fo:color="#808080"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Záhlaví"/>
      </style:header>
      <style:footer>
        <text:p text:style-name="P8"><text:span text:style-name="T9"><text:page-number text:fixed="false">4</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891HU*</text:span>*KVOPX00891HU*</text:p>
        <text:p text:style-name="P12"><text:span text:style-name="T13">KVOPX00891HU</text:span>KVOPX00891HU</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18-02-13T08:56:00Z</meta:creation-date>
    <dc:date>2018-02-13T08:56:00Z</dc:date>
    <meta:print-date>2016-06-27T08:08:00Z</meta:print-date>
    <meta:template xlink:href="KVOP_dopis%20vedoucího" xlink:type="simple"/>
    <meta:editing-cycles>2</meta:editing-cycles>
    <meta:editing-duration>PT0S</meta:editing-duration>
    <meta:user-defined meta:name="ContentTypeId">0x010100D3A71DC738674B4893D02C4CA0E22FAC</meta:user-defined>
    <meta:document-statistic meta:page-count="4" meta:paragraph-count="17" meta:word-count="1291" meta:character-count="8896" meta:row-count="63" meta:non-whitespace-character-count="7622"/>
  </office:meta>
</office:document-meta>
</file>